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6de5" officeooo:paragraph-rsid="00056de5"/>
    </style:style>
    <style:style style:name="P2" style:family="paragraph" style:parent-style-name="Standard">
      <style:text-properties officeooo:rsid="0005baee" officeooo:paragraph-rsid="0005ba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ud v těle:</text:p>
      <text:p text:style-name="P1">Pro střídavý proud:</text:p>
      <text:p text:style-name="P1">0,5 – 1 mA neucítíme</text:p>
      <text:p text:style-name="P1">1 – 8 mA dochází k podráždění nervů, stoupá krevní tlak</text:p>
      <text:p text:style-name="P1">6 – 15 mA nastává křeč, vodič nelze pustit</text:p>
      <text:p text:style-name="P1">25 mA křeč dýchacího svalstva</text:p>
      <text:p text:style-name="P1">60 mA přechodná zástava srdce</text:p>
      <text:p text:style-name="P1">nad 80 mA zástava srdce trvalá</text:p>
      <text:p text:style-name="P1"/>
      <text:p text:style-name="P1">U = I*R</text:p>
      <text:p text:style-name="P1">U = 4,3</text:p>
      <text:p text:style-name="P1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14:53:52.330892617</meta:creation-date>
    <dc:date>2018-09-12T09:56:47.927222994</dc:date>
    <meta:editing-duration>PT1H55M</meta:editing-duration>
    <meta:editing-cycles>1</meta:editing-cycles>
    <meta:document-statistic meta:table-count="0" meta:image-count="0" meta:object-count="0" meta:page-count="1" meta:paragraph-count="10" meta:word-count="50" meta:character-count="251" meta:non-whitespace-character-count="208"/>
    <meta:generator>LibreOffice/5.1.6.2$Linux_x86 LibreOffice_project/10m0$Build-2</meta:generator>
  </office:meta>
</office:document-meta>
</file>